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aco" svg:font-family="Monaco"/>
    <style:font-face style:name="Symbol" svg:font-family="Symbol"/>
    <style:font-face style:name="Times" svg:font-family="Times"/>
    <style:font-face style:name="Times New Roman" svg:font-family="'Times New Roman'"/>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665in" fo:margin-bottom="0.0835in"/>
      <style:text-properties fo:color="#ff420e" style:font-name="Times" fo:font-size="12pt"/>
    </style:style>
    <style:style style:name="P2" style:family="paragraph" style:parent-style-name="Standard">
      <style:paragraph-properties fo:margin-top="0in" fo:margin-bottom="0.0835in"/>
      <style:text-properties fo:color="#000000" style:font-name="Times" fo:font-size="9pt"/>
    </style:style>
    <style:style style:name="P3" style:family="paragraph" style:parent-style-name="Standard">
      <style:paragraph-properties fo:margin-top="0in" fo:margin-bottom="0.0835in"/>
      <style:text-properties fo:color="#000000" style:font-name="Verdana" fo:font-size="9pt"/>
    </style:style>
    <style:style style:name="P4" style:family="paragraph" style:parent-style-name="Standard">
      <style:paragraph-properties fo:margin-top="0in" fo:margin-bottom="0.0835in"/>
      <style:text-properties style:font-name="Times New Roman" fo:font-size="12pt"/>
    </style:style>
    <style:style style:name="P5" style:family="paragraph" style:parent-style-name="Standard">
      <style:paragraph-properties fo:margin-top="0in" fo:margin-bottom="0.0835in">
        <style:tab-stops>
          <style:tab-stop style:position="0.6965in"/>
        </style:tab-stops>
      </style:paragraph-properties>
      <style:text-properties fo:color="#0000c0" style:font-name="Times" fo:font-size="11pt"/>
    </style:style>
    <style:style style:name="P6" style:family="paragraph" style:parent-style-name="Standard">
      <style:paragraph-properties fo:margin-left="0.3in" fo:margin-right="0in" fo:margin-top="0.1665in" fo:margin-bottom="0.0835in" fo:text-indent="0in" style:auto-text-indent="false"/>
      <style:text-properties style:font-name="Times" fo:font-size="12pt"/>
    </style:style>
    <style:style style:name="P7" style:family="paragraph" style:parent-style-name="Standard">
      <style:paragraph-properties fo:margin-left="0in" fo:margin-right="0.0898in" fo:margin-top="0.0898in" fo:margin-bottom="0.0898in" fo:text-indent="0in" style:auto-text-indent="false"/>
      <style:text-properties fo:color="#0000bb" style:font-name="Verdana" fo:font-size="9pt" fo:background-color="#e1e1e1"/>
    </style:style>
    <style:style style:name="P8" style:family="paragraph" style:parent-style-name="Standard">
      <style:paragraph-properties fo:margin-left="0.5in" fo:margin-right="0in" fo:text-indent="0in" style:auto-text-indent="false"/>
      <style:text-properties fo:color="#000080" style:font-name="Times" fo:font-size="10pt"/>
    </style:style>
    <style:style style:name="P9" style:family="paragraph" style:parent-style-name="Standard">
      <style:paragraph-properties fo:margin-left="0.5in" fo:margin-right="0in" fo:text-indent="0in" style:auto-text-indent="false"/>
      <style:text-properties fo:color="#800000" style:font-name="Times" fo:font-size="10pt"/>
    </style:style>
    <style:style style:name="P10" style:family="paragraph" style:parent-style-name="Standard">
      <style:paragraph-properties fo:margin-left="0.5in" fo:margin-right="0in" fo:text-indent="0in" style:auto-text-indent="false"/>
      <style:text-properties fo:color="#008000" style:font-name="Times" fo:font-size="10pt"/>
    </style:style>
    <style:style style:name="P11" style:family="paragraph" style:parent-style-name="Standard">
      <style:paragraph-properties fo:margin-left="0.5in" fo:margin-right="0in" fo:text-indent="0in" style:auto-text-indent="false"/>
      <style:text-properties style:font-name="Times" fo:font-size="10pt"/>
    </style:style>
    <style:style style:name="P12" style:family="paragraph" style:parent-style-name="Standard">
      <style:paragraph-properties fo:margin-left="0.5in" fo:margin-right="0in" fo:text-indent="0in" style:auto-text-indent="false"/>
      <style:text-properties fo:color="#000000" style:font-name="Times" fo:font-size="10pt"/>
    </style:style>
    <style:style style:name="P13" style:family="paragraph" style:parent-style-name="Standard">
      <style:text-properties style:font-name="Times" fo:font-size="10pt"/>
    </style:style>
    <style:style style:name="P14" style:family="paragraph" style:parent-style-name="Standard">
      <style:text-properties fo:color="#008000" style:font-name="Times" fo:font-size="10pt"/>
    </style:style>
    <style:style style:name="P15" style:family="paragraph" style:parent-style-name="Standard">
      <style:text-properties fo:color="#000080" style:font-name="Times" fo:font-size="12pt"/>
    </style:style>
    <style:style style:name="P16" style:family="paragraph" style:parent-style-name="Standard">
      <style:text-properties style:font-name="Times New Roman" fo:font-size="12pt"/>
    </style:style>
    <style:style style:name="P17" style:family="paragraph" style:parent-style-name="Standard">
      <style:paragraph-properties>
        <style:tab-stops>
          <style:tab-stop style:position="6.9252in" style:type="right"/>
        </style:tab-stops>
      </style:paragraph-properties>
      <style:text-properties style:font-name="Times New Roman" fo:font-size="12pt"/>
    </style:style>
    <style:style style:name="P18" style:family="paragraph" style:parent-style-name="Standard">
      <style:text-properties fo:color="#000000" style:font-name="Times" fo:font-size="9pt"/>
    </style:style>
    <style:style style:name="P19" style:family="paragraph" style:parent-style-name="Standard">
      <style:text-properties fo:color="#000000" style:font-name="Times" fo:font-size="10pt"/>
    </style:style>
    <style:style style:name="P20" style:family="paragraph" style:parent-style-name="Standard">
      <style:paragraph-properties fo:margin-left="0.1965in" fo:margin-right="0in" fo:text-indent="0in" style:auto-text-indent="false">
        <style:tab-stops>
          <style:tab-stop style:position="6.7283in" style:type="right"/>
        </style:tab-stops>
      </style:paragraph-properties>
      <style:text-properties style:font-name="Times New Roman" fo:font-size="12pt"/>
    </style:style>
    <style:style style:name="P21" style:family="paragraph" style:parent-style-name="Standard">
      <style:paragraph-properties fo:margin-left="0.5898in" fo:margin-right="0in" fo:text-indent="0in" style:auto-text-indent="false">
        <style:tab-stops>
          <style:tab-stop style:position="6.3354in" style:type="right"/>
        </style:tab-stops>
      </style:paragraph-properties>
      <style:text-properties style:font-name="Times New Roman" fo:font-size="12pt"/>
    </style:style>
    <style:style style:name="P22" style:family="paragraph" style:parent-style-name="Standard">
      <style:paragraph-properties fo:margin-left="0.3929in" fo:margin-right="0in" fo:text-indent="0in" style:auto-text-indent="false">
        <style:tab-stops>
          <style:tab-stop style:position="6.5319in" style:type="right"/>
        </style:tab-stops>
      </style:paragraph-properties>
      <style:text-properties style:font-name="Times New Roman" fo:font-size="12pt"/>
    </style:style>
    <style:style style:name="P23" style:family="paragraph" style:parent-style-name="Standard">
      <style:paragraph-properties fo:margin-top="0.1665in" fo:margin-bottom="0.0835in"/>
      <style:text-properties fo:color="#000080" style:font-name="Times" fo:font-size="15pt" fo:font-weight="bold"/>
    </style:style>
    <style:style style:name="P24" style:family="paragraph" style:parent-style-name="Standard">
      <style:paragraph-properties fo:margin-top="0.1665in" fo:margin-bottom="0.0835in"/>
      <style:text-properties fo:color="#000080" style:font-name="Times" fo:font-size="12pt" fo:font-weight="bold"/>
    </style:style>
    <style:style style:name="P25" style:family="paragraph" style:parent-style-name="Standard">
      <style:paragraph-properties fo:margin-top="0.1665in" fo:margin-bottom="0.0835in"/>
      <style:text-properties fo:color="#000080" style:font-name="Arial" fo:font-size="16pt" fo:font-weight="bold"/>
    </style:style>
    <style:style style:name="P26" style:family="paragraph" style:parent-style-name="Standard">
      <style:paragraph-properties fo:margin-left="0.3402in" fo:margin-right="0in" fo:margin-top="0.1665in" fo:margin-bottom="0.0835in" fo:text-indent="0in" style:auto-text-indent="false"/>
      <style:text-properties fo:color="#ff6633" style:font-name="Times" fo:font-size="11pt" fo:font-weight="bold"/>
    </style:style>
    <style:style style:name="P27" style:family="paragraph" style:parent-style-name="Standard">
      <style:text-properties fo:color="#000080" style:font-name="Times" fo:font-size="10pt" fo:font-style="italic"/>
    </style:style>
    <style:style style:name="P28" style:family="paragraph" style:parent-style-name="Standard">
      <style:text-properties style:font-name="Times" fo:font-size="10pt" fo:font-weight="bold"/>
    </style:style>
    <style:style style:name="P29" style:family="paragraph" style:parent-style-name="Standard">
      <style:paragraph-properties fo:margin-left="0.5in" fo:margin-right="0in" fo:text-indent="0in" style:auto-text-indent="false"/>
      <style:text-properties style:font-name="Times" fo:font-size="10pt" fo:font-style="italic"/>
    </style:style>
    <style:style style:name="P30" style:family="paragraph" style:parent-style-name="Standard">
      <style:paragraph-properties fo:margin-left="0.5in" fo:margin-right="0in" fo:text-indent="0in" style:auto-text-indent="false"/>
      <style:text-properties fo:color="#000000" style:font-name="Times" fo:font-size="10pt" fo:letter-spacing="normal"/>
    </style:style>
    <style:style style:name="P31" style:family="paragraph" style:parent-style-name="Standard">
      <style:paragraph-properties fo:margin-top="0in" fo:margin-bottom="0.0835in"/>
      <style:text-properties fo:color="#000000" style:font-name="Verdana" fo:font-size="9pt" fo:letter-spacing="normal"/>
    </style:style>
    <style:style style:name="T1" style:family="text">
      <style:text-properties fo:font-weight="bold"/>
    </style:style>
    <style:style style:name="T2" style:family="text">
      <style:text-properties fo:color="#000000"/>
    </style:style>
    <style:style style:name="T3" style:family="text">
      <style:text-properties fo:color="#000000" fo:font-weight="bold"/>
    </style:style>
    <style:style style:name="T4" style:family="text">
      <style:text-properties fo:color="#000000" fo:font-style="italic"/>
    </style:style>
    <style:style style:name="T5" style:family="text">
      <style:text-properties fo:color="#000000" fo:letter-spacing="normal" style:text-underline-style="solid" style:text-underline-width="auto" style:text-underline-color="font-color"/>
    </style:style>
    <style:style style:name="T6" style:family="text">
      <style:text-properties fo:letter-spacing="normal"/>
    </style:style>
    <style:style style:name="T7" style:family="text">
      <style:text-properties fo:letter-spacing="normal" fo:font-weight="bold"/>
    </style:style>
    <style:style style:name="T8" style:family="text">
      <style:text-properties fo:letter-spacing="normal" style:text-underline-style="solid" style:text-underline-width="auto" style:text-underline-color="font-color"/>
    </style:style>
    <style:style style:name="T9" style:family="text">
      <style:text-properties fo:color="#007700" fo:letter-spacing="normal"/>
    </style:style>
    <style:style style:name="T10" style:family="text">
      <style:text-properties fo:color="#008000"/>
    </style:style>
    <style:style style:name="T11" style:family="text">
      <style:text-properties fo:color="#800000"/>
    </style:style>
    <style:style style:name="T12" style:family="text">
      <style:text-properties fo:font-style="italic"/>
    </style:style>
    <style:style style:name="T13" style:family="text">
      <style:text-properties fo:color="#000080" fo:font-style="italic"/>
    </style:style>
    <style:style style:name="T14" style:family="text">
      <style:text-properties fo:color="#557f5f" style:font-name="Monaco" fo:font-size="11pt"/>
    </style:style>
    <style:style style:name="T15" style:family="text">
      <style:text-properties style:font-name="Monaco"/>
    </style:style>
    <style:style style:name="T16" style:family="text">
      <style:text-properties style:font-name="Symbol"/>
    </style:style>
    <style:style style:name="T17" style:family="text">
      <style:text-properties fo:color="#000099" style:font-name="Verdana" fo:font-size="9pt" fo:letter-spacing="normal"/>
    </style:style>
    <style:style style:name="T18" style:family="text">
      <style:text-properties fo:color="#7f0055" fo:letter-spacing="normal"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neat</text:span><text:span text:style-name="T3">Geek</text:span></text:p>
      <text:p text:style-name="P23">FormB</text:p>
      <text:p text:style-name="P24">Introduction</text:p>
      <text:p text:style-name="P2"><text:span text:style-name="T7">FormB </text:span><text:span text:style-name="T6">is a class for common online form processing written in PHP. It offers support for user error handling, email address validation, web form validation, different ways to send data via email, html email template support, database user IP address logging, methods to sanitize user input to protect against XSS attacks, and more!</text:span></text:p>
      <text:p text:style-name="P6">Class synopsis</text:p>
      <text:p text:style-name="P7"><text:span text:style-name="T7">FormB</text:span><text:span text:style-name="T9"> {</text:span></text:p>
      <text:p text:style-name="P26"><text:s/>Properties</text:p>
      <text:p text:style-name="P8"><text:span text:style-name="T10">private</text:span><text:span text:style-name="T2"> </text:span><text:span text:style-name="T11">array</text:span><text:span text:style-name="T2"> </text:span><text:span text:style-name="T12">$_errors</text:span><text:span text:style-name="T2">;</text:span></text:p>
      <text:p text:style-name="P8"><text:span text:style-name="T10">private</text:span><text:span text:style-name="T2"> </text:span><text:span text:style-name="T11">array</text:span><text:span text:style-name="T2"> </text:span><text:span text:style-name="T12">$_required</text:span><text:span text:style-name="T2">;</text:span></text:p>
      <text:p text:style-name="P9"><text:span text:style-name="T10">private</text:span><text:span text:style-name="T2"> </text:span>resource<text:span text:style-name="T2"> </text:span><text:span text:style-name="T13">$_handle</text:span><text:span text:style-name="T2">;</text:span></text:p>
      <text:p text:style-name="P26"><text:s/>Methods</text:p>
      <text:p text:style-name="P10">public<text:span text:style-name="T2"> </text:span><text:span text:style-name="T11">void</text:span><text:span text:style-name="T2"> </text:span><text:span text:style-name="T13">__construct</text:span><text:span text:style-name="T2"> </text:span>( <text:span text:style-name="T2">[ </text:span><text:span text:style-name="T11">array</text:span><text:span text:style-name="T2"> $requiredVars</text:span> = "”,<text:span text:style-name="T2"> </text:span><text:span text:style-name="T11">resource</text:span><text:span text:style-name="T2"> </text:span><text:span text:style-name="T4">$mysqlHandle</text:span> = “” <text:span text:style-name="T2">]</text:span> )</text:p>
      <text:p text:style-name="P10">final public static<text:span text:style-name="T2"> </text:span><text:span text:style-name="T11">bool</text:span><text:span text:style-name="T2"> </text:span><text:span text:style-name="T13">isSetNotEmpty</text:span><text:span text:style-name="T2"> </text:span>(<text:span text:style-name="T2"> </text:span><text:span text:style-name="T11">mixed</text:span><text:span text:style-name="T2"> </text:span><text:span text:style-name="T4">&amp;$var</text:span><text:span text:style-name="T2"> </text:span>)</text:p>
      <text:p text:style-name="P11"><text:span text:style-name="T10">final public </text:span><text:span text:style-name="T11">void</text:span> <text:span text:style-name="T13">addError</text:span> <text:span text:style-name="T10">(</text:span> <text:span text:style-name="T11">string</text:span> <text:span text:style-name="T12">$errorMessage</text:span><text:span text:style-name="T10"> )</text:span></text:p>
      <text:p text:style-name="P10">final public <text:span text:style-name="T11">bool</text:span><text:span text:style-name="T2"> </text:span><text:span text:style-name="T13">checkErrors</text:span> (<text:span text:style-name="T2"> </text:span><text:span text:style-name="T11">void</text:span><text:span text:style-name="T2"> </text:span>)</text:p>
      <text:p text:style-name="P8"><text:span text:style-name="T10">public</text:span><text:span text:style-name="T2"> </text:span><text:span text:style-name="T11">void</text:span><text:span text:style-name="T2"> </text:span><text:span text:style-name="T12">processReq</text:span><text:span text:style-name="T10"> ( </text:span><text:span text:style-name="T11">void</text:span><text:span text:style-name="T2"> </text:span><text:span text:style-name="T10">)</text:span></text:p>
      <text:p text:style-name="P9"><text:span text:style-name="T10">private</text:span><text:span text:style-name="T2"> </text:span>void<text:span text:style-name="T2"> </text:span><text:span text:style-name="T13">setErr </text:span><text:span text:style-name="T10">(</text:span><text:span text:style-name="T2"> </text:span>string<text:span text:style-name="T2"> </text:span><text:span text:style-name="T4">$e</text:span><text:span text:style-name="T2"> </text:span><text:span text:style-name="T10">)</text:span></text:p>
      <text:p text:style-name="P8"><text:span text:style-name="T10">public</text:span><text:span text:style-name="T2"> </text:span><text:span text:style-name="T11">void</text:span><text:span text:style-name="T2"> </text:span><text:span text:style-name="T12">printErrors</text:span><text:span text:style-name="T2"> </text:span><text:span text:style-name="T10">( </text:span><text:span text:style-name="T11">void </text:span><text:span text:style-name="T10">)</text:span></text:p>
      <text:p text:style-name="P11"><text:span text:style-name="T10">public static</text:span> <text:span text:style-name="T11">string</text:span> <text:span text:style-name="T13">printTxt </text:span><text:span text:style-name="T10">( </text:span><text:span text:style-name="T11">string</text:span><text:span text:style-name="T10"> </text:span><text:span text:style-name="T12">$requestVar</text:span> [ <text:span text:style-name="T10">,</text:span> <text:span text:style-name="T11">bool</text:span> <text:span text:style-name="T12">$return</text:span> <text:span text:style-name="T10">= FALSE </text:span>] <text:span text:style-name="T10">)</text:span></text:p>
      <text:p text:style-name="P11"><text:span text:style-name="T10">public static</text:span> <text:span text:style-name="T11">string</text:span> <text:span text:style-name="T13">printVal</text:span> <text:span text:style-name="T10">(</text:span> <text:span text:style-name="T11">string</text:span> <text:span text:style-name="T12">$requestVar </text:span>[<text:span text:style-name="T12"> </text:span><text:span text:style-name="T10">,</text:span> <text:span text:style-name="T11">bool</text:span> <text:span text:style-name="T12">$return </text:span><text:span text:style-name="T10">= FALSE </text:span>] <text:span text:style-name="T10">)</text:span></text:p>
      <text:p text:style-name="P11"><text:span text:style-name="T10">public static</text:span> <text:span text:style-name="T11">void</text:span> <text:span text:style-name="T13">printOptions </text:span><text:span text:style-name="T10">(</text:span> <text:span text:style-name="T11">string</text:span> <text:span text:style-name="T12">$selectName</text:span><text:span text:style-name="T10">,</text:span> <text:span text:style-name="T11">array</text:span> <text:span text:style-name="T12">&amp;$options</text:span> [ , <text:span text:style-name="T11">string</text:span> <text:span text:style-name="T12">$defaultText</text:span> <text:s text:c="9"/></text:p>
      <text:p text:style-name="P10"><text:s text:c="4"/>= "&amp;nbsp;",<text:span text:style-name="T2"> </text:span><text:span text:style-name="T11">bool</text:span><text:span text:style-name="T2"> </text:span><text:span text:style-name="T4">$useKey</text:span><text:span text:style-name="T2"> </text:span>= FALSE<text:span text:style-name="T2">] </text:span>)</text:p>
      <text:p text:style-name="P11"><text:span text:style-name="T10">public</text:span> <text:span text:style-name="T11">void</text:span> <text:span text:style-name="T13">sendMail</text:span> <text:span text:style-name="T10">( </text:span><text:span text:style-name="T11">string/array</text:span> <text:span text:style-name="T12">$emailRecipient</text:span><text:span text:style-name="T10">,</text:span> <text:span text:style-name="T11">string</text:span> <text:span text:style-name="T12">$subject</text:span><text:span text:style-name="T10">,</text:span> <text:span text:style-name="T11">file </text:span><text:span text:style-name="T12">$template</text:span><text:span text:style-name="T10">,</text:span> <text:span text:style-name="T11">string</text:span> <text:s text:c="4"/></text:p>
      <text:p text:style-name="P13"><text:span text:style-name="T12"><text:s text:c="15"/>$sender </text:span><text:span text:style-name="T10">)</text:span></text:p>
      <text:p text:style-name="P11"><text:span text:style-name="T10">public</text:span> <text:span text:style-name="T11">void</text:span> <text:span text:style-name="T13">lazyMail</text:span> <text:span text:style-name="T10">(</text:span> <text:span text:style-name="T11">string/array</text:span> <text:span text:style-name="T12">$emailRecipient</text:span>, <text:span text:style-name="T11">string </text:span><text:span text:style-name="T12">$subject</text:span>, <text:span text:style-name="T11">string</text:span> <text:span text:style-name="T12">$sender</text:span> <text:span text:style-name="T10">)</text:span></text:p>
      <text:p text:style-name="P11"><text:span text:style-name="T10">final public</text:span> <text:span text:style-name="T11">void</text:span> <text:span text:style-name="T13">validEmail</text:span> <text:span text:style-name="T10">(</text:span> <text:span text:style-name="T11">string</text:span> <text:span text:style-name="T12">&amp;$email</text:span><text:span text:style-name="T10">,</text:span> [ <text:span text:style-name="T11">bool</text:span> $<text:span text:style-name="T12">chkDNS </text:span><text:span text:style-name="T10">= TRUE </text:span><text:span text:style-name="T2">]</text:span> <text:span text:style-name="T10">)</text:span></text:p>
      <text:p text:style-name="P10">static private <text:span text:style-name="T11">string</text:span> <text:span text:style-name="T13">sanitizeInput</text:span> ( <text:span text:style-name="T11">string</text:span> <text:span text:style-name="T4">$string</text:span> )</text:p>
      <text:p text:style-name="P10">final static public <text:span text:style-name="T11">array</text:span> <text:span text:style-name="T13">sanitizeArray</text:span> ( <text:span text:style-name="T11">array</text:span> <text:span text:style-name="T4">$arr</text:span> )</text:p>
      <text:p text:style-name="P10">final static public <text:span text:style-name="T11">mixed</text:span> <text:span text:style-name="T13">sanitizeObject</text:span> ( <text:span text:style-name="T11">mixed</text:span> <text:span text:style-name="T4">$ob</text:span> )</text:p>
      <text:p text:style-name="P10">final static public <text:span text:style-name="T11">void</text:span> <text:span text:style-name="T13">sanitizePOST</text:span> ( <text:span text:style-name="T11">void</text:span> )</text:p>
      <text:p text:style-name="P10">final static public <text:span text:style-name="T11">void</text:span> <text:span text:style-name="T13">sanitizeGET</text:span> ( <text:span text:style-name="T11">void</text:span> )</text:p>
      <text:p text:style-name="P11"><text:span text:style-name="T10">public</text:span> <text:span text:style-name="T11">string</text:span> <text:span text:style-name="T13">checkItBox</text:span> <text:span text:style-name="T10">( </text:span><text:span text:style-name="T11">string</text:span> <text:span text:style-name="T12">$string</text:span><text:span text:style-name="T10">, </text:span><text:span text:style-name="T11">array</text:span> <text:span text:style-name="T12">&amp;$checkBoxArray</text:span> <text:span text:style-name="T10">)</text:span></text:p>
      <text:p text:style-name="P11"><text:span text:style-name="T10">public</text:span> <text:span text:style-name="T11">void</text:span> <text:span text:style-name="T13">checkIP</text:span> <text:span text:style-name="T10">( </text:span><text:span text:style-name="T11">string</text:span> <text:span text:style-name="T12">$tbl</text:span><text:span text:style-name="T10">,</text:span> <text:span text:style-name="T11">string</text:span> <text:span text:style-name="T12">$urlOmitString </text:span>[<text:span text:style-name="T12"> </text:span><text:span text:style-name="T10">,</text:span> <text:span text:style-name="T11">int</text:span> <text:span text:style-name="T12">$allowableNumAttempts </text:span><text:span text:style-name="T10">= 3</text:span>] <text:span text:style-name="T10">)</text:span></text:p>
      <text:p text:style-name="P11"><text:span text:style-name="T10">private</text:span> <text:span text:style-name="T11">void</text:span> <text:span text:style-name="T13">logIP</text:span> <text:span text:style-name="T10">(</text:span> <text:span text:style-name="T11">string</text:span> <text:span text:style-name="T12">$tbl</text:span><text:span text:style-name="T10">,</text:span> <text:span text:style-name="T11">string</text:span> <text:span text:style-name="T12">$urlOmitString</text:span> <text:span text:style-name="T10">)</text:span></text:p>
      <text:p text:style-name="P9"><text:span text:style-name="T10">public</text:span><text:span text:style-name="T2"> </text:span>void<text:span text:style-name="T2"> </text:span><text:span text:style-name="T13">handleIP</text:span><text:span text:style-name="T2"> </text:span><text:span text:style-name="T10">(</text:span><text:span text:style-name="T2"> </text:span>void <text:span text:style-name="T10">)</text:span></text:p>
      <text:p text:style-name="P10">private static<text:span text:style-name="T2"> </text:span><text:span text:style-name="T11">void</text:span><text:span text:style-name="T2"> </text:span><text:span text:style-name="T13">verConstant</text:span><text:span text:style-name="T2"> </text:span>(<text:span text:style-name="T2"> </text:span><text:span text:style-name="T11">string</text:span><text:span text:style-name="T2"> </text:span><text:span text:style-name="T4">$e</text:span><text:span text:style-name="T2"> </text:span>)</text:p>
      <text:p text:style-name="P11"><text:span text:style-name="T10">private static</text:span> <text:span text:style-name="T11">string</text:span> <text:span text:style-name="T13">sanitizeUrlString</text:span> <text:span text:style-name="T10">(</text:span> <text:span text:style-name="T11">string</text:span> <text:span text:style-name="T12">$string</text:span>, <text:span text:style-name="T11">string</text:span> <text:span text:style-name="T12">$needle</text:span> <text:span text:style-name="T10">)</text:span></text:p>
      <text:p text:style-name="P8"><text:span text:style-name="T10">private</text:span><text:span text:style-name="T2"> </text:span><text:span text:style-name="T11">void</text:span><text:span text:style-name="T2"> </text:span><text:span text:style-name="T12">connect2DB</text:span><text:span text:style-name="T2"> </text:span><text:span text:style-name="T10">(</text:span><text:span text:style-name="T2"> </text:span><text:span text:style-name="T11">void</text:span><text:span text:style-name="T2"> </text:span><text:span text:style-name="T10">)</text:span></text:p>
      <text:p text:style-name="P10">private<text:span text:style-name="T2"> </text:span><text:span text:style-name="T11">void</text:span><text:span text:style-name="T2"> </text:span><text:span text:style-name="T13">closeDB</text:span><text:span text:style-name="T2"> </text:span>(<text:span text:style-name="T2"> </text:span><text:span text:style-name="T11">void</text:span><text:span text:style-name="T2"> </text:span>)</text:p>
      <text:p text:style-name="P10">final public <text:span text:style-name="T11">var</text:span><text:span text:style-name="T2"> </text:span><text:span text:style-name="T13">getVar</text:span><text:span text:style-name="T2"> </text:span>(<text:span text:style-name="T2"> </text:span><text:span text:style-name="T11">string</text:span><text:span text:style-name="T2"> </text:span><text:span text:style-name="T4">$var</text:span><text:span text:style-name="T2"> </text:span>)</text:p>
      <text:p text:style-name="P14">}</text:p>
      <text:p text:style-name="P24">Properties</text:p>
      <text:p text:style-name="P27">_errors</text:p>
      <text:p text:style-name="P4"><text:tab/>The errors array</text:p>
      <text:p text:style-name="P27">_required</text:p>
      <text:p text:style-name="P4"><text:tab/>The list of form (POST/GET) fields that are not allowed to be empty</text:p>
      <text:p text:style-name="P27">_handle</text:p>
      <text:p text:style-name="P4"><text:tab/>The mysql resource handle to be used for the IP logging subsystem.</text:p>
      <text:p text:style-name="P16"/>
      <text:p text:style-name="P25"><text:soft-page-break/>Table of Contents</text:p>
      <text:p text:style-name="P17">GneatGeek<text:tab/>1</text:p>
      <text:p text:style-name="P17">FormB<text:tab/>1</text:p>
      <text:p text:style-name="P20"><text:a xlink:type="simple" xlink:href="#__RefHeading__1003_2021661782">Introduction</text:a><text:tab/>1</text:p>
      <text:p text:style-name="P21">Class synopsis<text:tab/>1</text:p>
      <text:p text:style-name="P22"><text:s/>Properties<text:tab/>1</text:p>
      <text:p text:style-name="P22"><text:s/>Methods<text:tab/>1</text:p>
      <text:p text:style-name="P20"><text:a xlink:type="simple" xlink:href="#__RefHeading__1005_2021661782">Properties</text:a><text:tab/>2</text:p>
      <text:p text:style-name="P17">Method Descriptions<text:tab/>5</text:p>
      <text:p text:style-name="P20"><text:a xlink:type="simple" xlink:href="#__RefHeading__897_2021661782">__construct</text:a><text:tab/>5</text:p>
      <text:p text:style-name="P20"><text:a xlink:type="simple" xlink:href="#__RefHeading__1007_2021661782">isSetNotEmpty</text:a><text:tab/>5</text:p>
      <text:p text:style-name="P20"><text:a xlink:type="simple" xlink:href="#__RefHeading__1009_2021661782">addError</text:a><text:tab/>5</text:p>
      <text:p text:style-name="P20"><text:a xlink:type="simple" xlink:href="#__RefHeading__1016_2021661782">checkErrors</text:a><text:tab/>6</text:p>
      <text:p text:style-name="P20"><text:a xlink:type="simple" xlink:href="#__RefHeading__1018_2021661782">processReq</text:a><text:tab/>6</text:p>
      <text:p text:style-name="P20"><text:a xlink:type="simple" xlink:href="#__RefHeading__1023_2021661782">setErr</text:a><text:tab/>6</text:p>
      <text:p text:style-name="P20"><text:a xlink:type="simple" xlink:href="#__RefHeading__1025_2021661782">printErrors</text:a><text:tab/>7</text:p>
      <text:p text:style-name="P20"><text:a xlink:type="simple" xlink:href="#__RefHeading__2572_1938502400">printTxt</text:a><text:tab/>7</text:p>
      <text:p text:style-name="P20"><text:a xlink:type="simple" xlink:href="#__RefHeading__1027_2021661782">printVal</text:a><text:tab/>7</text:p>
      <text:p text:style-name="P20"><text:a xlink:type="simple" xlink:href="#__RefHeading__2574_1938502400">printOptions</text:a><text:tab/>8</text:p>
      <text:p text:style-name="P20"><text:a xlink:type="simple" xlink:href="#__RefHeading__1068_1889692185">sendMail</text:a><text:tab/>8</text:p>
      <text:p text:style-name="P20"><text:a xlink:type="simple" xlink:href="#__RefHeading__1178_1321931688">lazyMail</text:a><text:tab/>9</text:p>
      <text:p text:style-name="P20"><text:a xlink:type="simple" xlink:href="#__RefHeading__1180_1321931688">validEmail</text:a><text:tab/>9</text:p>
      <text:p text:style-name="P20"><text:a xlink:type="simple" xlink:href="#__RefHeading__2155_1901448706">sanitizeInput</text:a><text:tab/>10</text:p>
      <text:p text:style-name="P20"><text:a xlink:type="simple" xlink:href="#__RefHeading__2157_1901448706">sanitizeArray</text:a><text:tab/>10</text:p>
      <text:p text:style-name="P20"><text:a xlink:type="simple" xlink:href="#__RefHeading__2159_1901448706">sanitizeObject</text:a><text:tab/>10</text:p>
      <text:p text:style-name="P20"><text:a xlink:type="simple" xlink:href="#__RefHeading__2161_1901448706">sanitizePOST</text:a><text:tab/>11</text:p>
      <text:p text:style-name="P20"><text:a xlink:type="simple" xlink:href="#__RefHeading__2163_1901448706">sanitizeGET</text:a><text:tab/>11</text:p>
      <text:p text:style-name="P20"><text:a xlink:type="simple" xlink:href="#__RefHeading__1189_1321931688">checkItBox</text:a><text:tab/>11</text:p>
      <text:p text:style-name="P20"><text:a xlink:type="simple" xlink:href="#__RefHeading__1191_1321931688">checkIP</text:a><text:tab/>12</text:p>
      <text:p text:style-name="P20"><text:a xlink:type="simple" xlink:href="#__RefHeading__1193_1321931688">logIP</text:a><text:tab/>12</text:p>
      <text:p text:style-name="P20"><text:a xlink:type="simple" xlink:href="#__RefHeading__1195_1321931688">handleIP</text:a><text:tab/>13</text:p>
      <text:p text:style-name="P20"><text:a xlink:type="simple" xlink:href="#__RefHeading__1197_1321931688">verConstant</text:a><text:tab/>13</text:p>
      <text:p text:style-name="P20"><text:a xlink:type="simple" xlink:href="#__RefHeading__1199_1321931688">sanitizeUrlString</text:a><text:tab/>14</text:p>
      <text:p text:style-name="P20"><text:a xlink:type="simple" xlink:href="#__RefHeading__1205_1321931688">connect2DB</text:a><text:tab/>15</text:p>
      <text:p text:style-name="P20"><text:a xlink:type="simple" xlink:href="#__RefHeading__1207_1321931688">closeDB</text:a><text:tab/>15</text:p>
      <text:p text:style-name="P20"><text:a xlink:type="simple" xlink:href="#__RefHeading__1209_1321931688">getVar</text:a><text:tab/>15</text:p>
      <text:p text:style-name="P17">Line<text:tab/>16</text:p>
      <text:p text:style-name="P20"><text:a xlink:type="simple" xlink:href="#__RefHeading__1003_20216617821">Introduction</text:a><text:tab/>16</text:p>
      <text:p text:style-name="P21">Class synopsis<text:tab/>16</text:p>
      <text:p text:style-name="P22"><text:s/>Properties<text:tab/>16</text:p>
      <text:p text:style-name="P22"><text:s/>Methods<text:tab/>16</text:p>
      <text:p text:style-name="P20"><text:a xlink:type="simple" xlink:href="#__RefHeading__1005_20216617821">Properties</text:a><text:tab/>16</text:p>
      <text:p text:style-name="P17">Method Descriptions<text:tab/>17</text:p>
      <text:p text:style-name="P20"><text:a xlink:type="simple" xlink:href="#__RefHeading__897_20216617821">__construct</text:a><text:tab/>17</text:p>
      <text:p text:style-name="P20"><text:a xlink:type="simple" xlink:href="#__RefHeading__1938_1505190016">verify</text:a><text:tab/>17</text:p>
      <text:p text:style-name="P20"><text:a xlink:type="simple" xlink:href="#__RefHeading__1940_1505190016">sWrap</text:a><text:tab/>17</text:p>
      <text:p text:style-name="P20"><text:a xlink:type="simple" xlink:href="#__RefHeading__1942_1505190016">__toString</text:a><text:tab/>18</text:p>
      <text:p text:style-name="P16"/>
      <text:p text:style-name="P23">Method Descriptions</text:p>
      <text:p text:style-name="P24"><text:soft-page-break/>__construct</text:p>
      <text:p text:style-name="P15">Description</text:p>
      <text:p text:style-name="P10">public <text:span text:style-name="T11">void</text:span> <text:span text:style-name="T13">__construct</text:span> ( <text:span text:style-name="T2">[</text:span> <text:span text:style-name="T11">array</text:span> <text:span text:style-name="T2">$requiredVars</text:span> = "”, <text:span text:style-name="T11">resource</text:span> <text:span text:style-name="T4">$mysqlHandle</text:span> = “” <text:span text:style-name="T2">]</text:span> )</text:p>
      <text:p text:style-name="P11"/>
      <text:p text:style-name="P11">Constructor for the FormB class (Form Backend).</text:p>
      <text:p text:style-name="P15">Parameters</text:p>
      <text:p text:style-name="P29">requiredVars</text:p>
      <text:p text:style-name="P11"><text:tab/>String or array of the name(s) of form fields to be validated. (GET, POST, &amp; COOKIE are all checked via $_REQUEST)</text:p>
      <text:p text:style-name="P11"/>
      <text:p text:style-name="P29">mysqlHandle</text:p>
      <text:p text:style-name="P11"><text:span text:style-name="T12"><text:tab/></text:span>MySQL resource to be used with the <text:span text:style-name="T13">checkIP()</text:span> method.</text:p>
      <text:p text:style-name="P15">Return Values</text:p>
      <text:p text:style-name="P11">No value is returned</text:p>
      <text:p text:style-name="P11"/>
      <text:p text:style-name="P11"/>
      <text:p text:style-name="P24">isSetNotEmpty</text:p>
      <text:p text:style-name="P15">Description</text:p>
      <text:p text:style-name="P10">final public static <text:span text:style-name="T11">bool</text:span> <text:span text:style-name="T13">isSetNotEmpty</text:span> ( <text:span text:style-name="T11">mixed</text:span> <text:span text:style-name="T4">&amp;$var</text:span> )</text:p>
      <text:p text:style-name="P11"/>
      <text:p text:style-name="P11">Determines wether or not a specified variable is set AND not empty.</text:p>
      <text:p text:style-name="P15">Parameters</text:p>
      <text:p text:style-name="P29">var</text:p>
      <text:p text:style-name="P11"><text:tab/>Name of the variable to check.</text:p>
      <text:p text:style-name="P15">Return Values</text:p>
      <text:p text:style-name="P11">Returns <text:span text:style-name="T1">TRUE</text:span> if the variable is set AND not empty, <text:span text:style-name="T1">FALSE</text:span> otherwise.</text:p>
      <text:p text:style-name="P11"/>
      <text:p text:style-name="P11"/>
      <text:p text:style-name="P24">addError</text:p>
      <text:p text:style-name="P15">Description</text:p>
      <text:p text:style-name="P10">final public <text:span text:style-name="T11">void</text:span> <text:span text:style-name="T13">addError</text:span> ( <text:span text:style-name="T11">string</text:span> <text:span text:style-name="T4">$errorMessage</text:span> )</text:p>
      <text:p text:style-name="P11"/>
      <text:p text:style-name="P11">Adds a custom error message to the $_errors array list. <text:s/>This method is used to add errors to the error handling system that are handled outside of the class to maintain consistancy.</text:p>
      <text:p text:style-name="P15">Parameters</text:p>
      <text:p text:style-name="P29">errorMessage</text:p>
      <text:p text:style-name="P11"><text:tab/>Complete error message to be added to the system.</text:p>
      <text:p text:style-name="P15">Return Values</text:p>
      <text:p text:style-name="P11">No value is returned.</text:p>
      <text:p text:style-name="P11"/>
      <text:p text:style-name="P24">checkErrors</text:p>
      <text:p text:style-name="P15">Description</text:p>
      <text:p text:style-name="P10">final public<text:span text:style-name="T11"> bool</text:span><text:span text:style-name="T2"> </text:span><text:span text:style-name="T13">checkErrors</text:span><text:span text:style-name="T2"> </text:span>( <text:span text:style-name="T11">void</text:span><text:span text:style-name="T2"> </text:span>)</text:p>
      <text:p text:style-name="P11"/>
      <text:p text:style-name="P11">Determines wether or not there are errors set.</text:p>
      <text:p text:style-name="P15">Parameters</text:p>
      <text:p text:style-name="P11">This method has no parameters.</text:p>
      <text:p text:style-name="P15">Return Values</text:p>
      <text:p text:style-name="P11">Returns <text:span text:style-name="T1">TRUE</text:span> if there are errors set, <text:span text:style-name="T1">FALSE</text:span> otherwise.</text:p>
      <text:p text:style-name="P11"/>
      <text:p text:style-name="P11"/>
      <text:p text:style-name="P24">processReq</text:p>
      <text:p text:style-name="P15">Description</text:p>
      <text:p text:style-name="P8"><text:span text:style-name="T10">public </text:span><text:span text:style-name="T11">void</text:span><text:span text:style-name="T2"> </text:span><text:span text:style-name="T12">processReq</text:span><text:span text:style-name="T2"> </text:span><text:span text:style-name="T10">(</text:span><text:span text:style-name="T2"> </text:span><text:span text:style-name="T11">void</text:span><text:span text:style-name="T2"> </text:span><text:span text:style-name="T10">)</text:span></text:p>
      <text:p text:style-name="P11"/>
      <text:p text:style-name="P11">Runs through the <text:span text:style-name="T12">$_required</text:span> array and sets errors if any <text:span text:style-name="T12">$_REQUEST</text:span>[<text:span text:style-name="T12">$_required</text:span>] (GET, POST, and COOKIE combined) variables are empty or NULL.</text:p>
      <text:p text:style-name="P11">Uses the <text:span text:style-name="T13">setErr()</text:span> method to actually validate and set errors.</text:p>
      <text:p text:style-name="P15">Parameters</text:p>
      <text:p text:style-name="P11">This method has no parameters.</text:p>
      <text:p text:style-name="P15"><text:soft-page-break/>Return Values</text:p>
      <text:p text:style-name="P13"><text:tab/>No value is returned.</text:p>
      <text:p text:style-name="P13"/>
      <text:p text:style-name="P13"/>
      <text:p text:style-name="P24">setErr</text:p>
      <text:p text:style-name="P15">Description</text:p>
      <text:p text:style-name="P10">private <text:span text:style-name="T11">void</text:span><text:span text:style-name="T2"> </text:span><text:span text:style-name="T13">setErr</text:span><text:span text:style-name="T2"> </text:span>(<text:span text:style-name="T2"> </text:span><text:span text:style-name="T11">string</text:span><text:span text:style-name="T2"> </text:span><text:span text:style-name="T4">$e</text:span> )</text:p>
      <text:p text:style-name="P11"/>
      <text:p text:style-name="P11">Helper method for the <text:span text:style-name="T13">processReq()</text:span> method. <text:s/>Checks for empty or null strings in <text:span text:style-name="T12">$_REQUEST</text:span>[<text:span text:style-name="T12">$_required</text:span>] and sets errors for all empty/null strings found.</text:p>
      <text:p text:style-name="P15">Parameters</text:p>
      <text:p text:style-name="P29">e</text:p>
      <text:p text:style-name="P11"><text:tab/>Name of $_REQUEST variable to be checked.</text:p>
      <text:p text:style-name="P15">Return Values</text:p>
      <text:p text:style-name="P13"><text:tab/>No value is returned.</text:p>
      <text:p text:style-name="P13"/>
      <text:p text:style-name="P24">printErrors</text:p>
      <text:p text:style-name="P15">Description</text:p>
      <text:p text:style-name="P8"><text:span text:style-name="T10">public </text:span><text:span text:style-name="T11">void</text:span><text:span text:style-name="T2"> </text:span><text:span text:style-name="T12">printErrors</text:span><text:span text:style-name="T2"> </text:span><text:span text:style-name="T10">(</text:span><text:span text:style-name="T2"> </text:span><text:span text:style-name="T11">void</text:span><text:span text:style-name="T2"> </text:span><text:span text:style-name="T10">)</text:span></text:p>
      <text:p text:style-name="P11"/>
      <text:p text:style-name="P11">Runs through the <text:span text:style-name="T12">$_errors</text:span> array and outputs them in valid HTML inside a division with the class of errors (&lt;div class=”errors”&gt;&lt;/div&gt;). <text:s/>Call this method <text:span text:style-name="T1">where</text:span> the errors should be <text:span text:style-name="T1">displayed</text:span> on the page.</text:p>
      <text:p text:style-name="P15">Parameters</text:p>
      <text:p text:style-name="P11">This method has no parameters.</text:p>
      <text:p text:style-name="P15">Return Values</text:p>
      <text:p text:style-name="P13"><text:tab/>No value is returned.</text:p>
      <text:p text:style-name="P13"/>
      <text:p text:style-name="P24">printTxt</text:p>
      <text:p text:style-name="P15">Description</text:p>
      <text:p text:style-name="P10">public static <text:span text:style-name="T11">string</text:span> <text:span text:style-name="T13">printTxt </text:span>( <text:span text:style-name="T11">string</text:span> <text:span text:style-name="T4">$requestVar</text:span> [ , <text:span text:style-name="T11">bool</text:span> <text:span text:style-name="T4">$return</text:span> = FALSE ] )</text:p>
      <text:p text:style-name="P11"/>
      <text:p text:style-name="P11">Parses the <text:span text:style-name="T12">$_REQUEST[$e]</text:span> into 'value=”<text:span text:style-name="T12">$_REQUEST[$e]</text:span>” and either prints it to the screen or returns it. <text:s/>This method is used to make forms more user friendly by making it easy to pre-fill already submitted data if a submission error were to occur.</text:p>
      <text:p text:style-name="P18"><text:span text:style-name="T14"><text:tab/></text:span><text:span text:style-name="T15">*</text:span>USES sanitizeInput() FOR PROTECTION AGAINST XSS ATTACKS!</text:p>
      <text:p text:style-name="P11"/>
      <text:p text:style-name="P11">** Do not mix and match GET/POST/COOKIE with the same field names or one will get overwritten by the other as defined in php.ini. <text:s/>Normally GPC <text:span text:style-name="T16">→</text:span> GET, POST, and COOKIE.</text:p>
      <text:p text:style-name="P15">Parameters</text:p>
      <text:p text:style-name="P29">requestVar</text:p>
      <text:p text:style-name="P11"><text:span text:style-name="T12"><text:tab/></text:span>Name of the <text:span text:style-name="T12">$_REQUREST</text:span> variable to be parsed.</text:p>
      <text:p text:style-name="P29">return</text:p>
      <text:p text:style-name="P11"><text:span text:style-name="T12"><text:tab/></text:span>Boolean value to determine wether to return the parsed string or to print it out to the screen directly.</text:p>
      <text:p text:style-name="P15">Return Values</text:p>
      <text:p text:style-name="P13"><text:tab/>Returns a formatted value = “*” string if $return == <text:span text:style-name="T1">TRUE</text:span></text:p>
      <text:p text:style-name="P28"/>
      <text:p text:style-name="P28"/>
      <text:p text:style-name="P24">printVal</text:p>
      <text:p text:style-name="P15">Description</text:p>
      <text:p text:style-name="P10">public static <text:span text:style-name="T11">string</text:span> <text:span text:style-name="T13">printVal</text:span> ( <text:span text:style-name="T11">string</text:span> <text:span text:style-name="T4">$requestVar </text:span>[<text:span text:style-name="T4"> </text:span>, <text:span text:style-name="T11">bool</text:span> <text:span text:style-name="T4">$return </text:span>= FALSE ] )</text:p>
      <text:p text:style-name="P11"/>
      <text:p text:style-name="P11"><text:s/>Wraps the returned string from printTxt(); in a value tag.</text:p>
      <text:p text:style-name="P15">Parameters</text:p>
      <text:p text:style-name="P29">requestVar</text:p>
      <text:p text:style-name="P11"><text:span text:style-name="T12"><text:tab/></text:span>Name of the <text:span text:style-name="T12">$_REQUREST</text:span> variable to be parsed.</text:p>
      <text:p text:style-name="P29">return</text:p>
      <text:p text:style-name="P11"><text:span text:style-name="T12"><text:tab/></text:span>Boolean value to determine wether to return the parsed string or to print it out to the screen directly.</text:p>
      <text:p text:style-name="P15">Return Values</text:p>
      <text:p text:style-name="P13"><text:soft-page-break/><text:tab/>Returns a formatted value = “*” string if $return == <text:span text:style-name="T1">TRUE</text:span></text:p>
      <text:p text:style-name="P13"><text:soft-page-break/></text:p>
      <text:p text:style-name="P13"/>
      <text:p text:style-name="P24">printOptions</text:p>
      <text:p text:style-name="P15">Description</text:p>
      <text:p text:style-name="P11"><text:span text:style-name="T10">public static</text:span> <text:span text:style-name="T11">void</text:span> <text:span text:style-name="T13">printOptions </text:span><text:span text:style-name="T10">(</text:span> <text:span text:style-name="T11">string</text:span> <text:span text:style-name="T12">$selectName</text:span><text:span text:style-name="T10">,</text:span> <text:span text:style-name="T11">array</text:span> <text:span text:style-name="T12">&amp;$options</text:span> [ , <text:span text:style-name="T11">string</text:span> <text:span text:style-name="T12">$defaultText</text:span> <text:s text:c="9"/></text:p>
      <text:p text:style-name="P10"><text:s text:c="4"/>= "&amp;nbsp;", <text:span text:style-name="T11">bool</text:span> <text:span text:style-name="T4">$useKey</text:span> = FALSE] )</text:p>
      <text:p text:style-name="P11"/>
      <text:p text:style-name="P11">Creates a complete drop down menu with the ability for it to auto-select the last known <text:s text:c="24"/>selection in case the form has an error during submission.</text:p>
      <text:p text:style-name="P15">Parameters</text:p>
      <text:p text:style-name="P29">selectName</text:p>
      <text:p text:style-name="P11"><text:span text:style-name="T12"><text:tab/></text:span>Name of the <text:span text:style-name="T12">$_REQUREST</text:span> variable to be parsed.</text:p>
      <text:p text:style-name="P29">options</text:p>
      <text:p text:style-name="P11"><text:tab/>Array of options to print out for the user to select. <text:s/></text:p>
      <text:p text:style-name="P29">defaultText</text:p>
      <text:p text:style-name="P12"><text:span text:style-name="T14"><text:tab/></text:span>Non-Selectable default option text</text:p>
      <text:p text:style-name="P29">useKey</text:p>
      <text:p text:style-name="P29"><text:tab/>Wether or not to use the array key as the option value.</text:p>
      <text:p text:style-name="P29"><text:tab/><text:tab/>array("Value" =&gt; "Display to user") etc</text:p>
      <text:p text:style-name="P15">Return Values</text:p>
      <text:p text:style-name="P13"><text:span text:style-name="T1"><text:tab/></text:span>No value is returned. <text:s/>But this method does print option tags to the screen.</text:p>
      <text:p text:style-name="P28"/>
      <text:p text:style-name="P28"><text:soft-page-break/></text:p>
      <text:p text:style-name="P24">sendMail</text:p>
      <text:p text:style-name="P15">Description</text:p>
      <text:p text:style-name="P11"><text:span text:style-name="T10">public </text:span><text:span text:style-name="T11">void</text:span> <text:span text:style-name="T13">sendMail</text:span> <text:span text:style-name="T10">(</text:span> <text:span text:style-name="T11">string/array</text:span> <text:span text:style-name="T12">$emailRecipient</text:span><text:span text:style-name="T10">,</text:span> <text:span text:style-name="T11">string</text:span> <text:span text:style-name="T12">$subject</text:span><text:span text:style-name="T10">,</text:span> <text:span text:style-name="T11">file </text:span><text:span text:style-name="T12">$template</text:span><text:span text:style-name="T10">,</text:span> <text:span text:style-name="T11">string</text:span> <text:span text:style-name="T12">$sender</text:span> <text:span text:style-name="T10">)</text:span></text:p>
      <text:p text:style-name="P11"/>
      <text:p text:style-name="P11">Sends an HTML email with a pre-defined format.</text:p>
      <text:p text:style-name="P15">Parameters</text:p>
      <text:p text:style-name="P29">emailRecipient</text:p>
      <text:p text:style-name="P11"><text:tab/>String or array of the email address(es) for the email to be sent to. <text:s/>Each string in the array is handled separately meaning multiple emails are sent as opposed to one email with multiple recipients.</text:p>
      <text:p text:style-name="P11">The formatting of this string must comply with <text:a xlink:type="simple" xlink:href="http://www.faqs.org/rfcs/rfc2822.html">RFC 2822</text:a>. <text:s/>See examples below.</text:p>
      <text:p text:style-name="P11"><text:tab/> * user@example.com</text:p>
      <text:p text:style-name="P11"><text:tab/> * user@example.com,anotheruser@example.com</text:p>
      <text:p text:style-name="P11"><text:tab/> * User &lt;user@example.com&gt;</text:p>
      <text:p text:style-name="P11"><text:tab/> * User &lt;user@example.com&gt;, Another User &lt;anotheruser@example.com&gt;</text:p>
      <text:p text:style-name="P13"><text:tab/><text:span text:style-name="T12">subject</text:span></text:p>
      <text:p text:style-name="P13"><text:tab/><text:tab/>Subject of the email to be sent. <text:s/>It must comply with <text:a xlink:type="simple" xlink:href="http://www.faqs.org/rfcs/rfc2047.html">RFC 2047</text:a><text:span text:style-name="T17">.</text:span></text:p>
      <text:p text:style-name="P19"><text:span text:style-name="T17"><text:tab/></text:span><text:span text:style-name="T6">template</text:span></text:p>
      <text:p text:style-name="P30"><text:tab/>HTML and/or PHP template file as the message to be sent. <text:s/>This method allows a highly customizable email to be sent. <text:s/>It allows for complete control of the design of the email. <text:s/>See the included examples for help.</text:p>
      <text:p text:style-name="P30">Sender</text:p>
      <text:p text:style-name="P30"><text:tab/>The sender of the message. <text:s/>See emailRecipient for guidelines.</text:p>
      <text:p text:style-name="P15">Return Values</text:p>
      <text:p text:style-name="P13"><text:soft-page-break/><text:span text:style-name="T1"><text:tab/></text:span>No value is returned.</text:p>
      <text:p text:style-name="P13"/>
      <text:p text:style-name="P13"/>
      <text:p text:style-name="P24">lazyMail</text:p>
      <text:p text:style-name="P15">Description</text:p>
      <text:p text:style-name="P10">public <text:span text:style-name="T11">void</text:span><text:span text:style-name="T2"> </text:span><text:span text:style-name="T13">lazyMail</text:span> (<text:span text:style-name="T2"> </text:span><text:span text:style-name="T11">string </text:span><text:span text:style-name="T13">$e</text:span>,<text:span text:style-name="T11"> bool </text:span><text:span text:style-name="T13">$return</text:span>=FALSE )</text:p>
      <text:p text:style-name="P11"/>
      <text:p text:style-name="P11">Sends a simple array dump of the $_POST array via email. <text:s/>This is handy if you don't really care about formatting and don't want to create an email template (like in sendMail).</text:p>
      <text:p text:style-name="P11"/>
      <text:p text:style-name="P11">The unset command can be used on POST variables you don't want included.</text:p>
      <text:p text:style-name="P11">unset($_POST[a], $_POST[b], …);</text:p>
      <text:p text:style-name="P15">Parameters</text:p>
      <text:p text:style-name="P29">emailRecipient</text:p>
      <text:p text:style-name="P11"><text:tab/>String or array of the email address(es) for the email to be sent to. <text:s/>Each string in the array is handled separately meaning multiple emails are sent as opposed to one email with multiple recipients.</text:p>
      <text:p text:style-name="P11">The formatting of this string must comply with <text:a xlink:type="simple" xlink:href="http://www.faqs.org/rfcs/rfc2822.html">RFC 2822</text:a>. <text:s/>See examples below.</text:p>
      <text:p text:style-name="P11"><text:tab/> * user@example.com</text:p>
      <text:p text:style-name="P11"><text:tab/> * user@example.com,anotheruser@example.com</text:p>
      <text:p text:style-name="P11"><text:tab/> * User &lt;user@example.com&gt;</text:p>
      <text:p text:style-name="P11"><text:tab/> * User &lt;user@example.com&gt;, Another User &lt;anotheruser@example.com&gt;</text:p>
      <text:p text:style-name="P13"><text:tab/><text:span text:style-name="T12">subject</text:span></text:p>
      <text:p text:style-name="P13"><text:tab/><text:tab/>Subject of the email to be sent. <text:s/>It must comply with <text:a xlink:type="simple" xlink:href="http://www.faqs.org/rfcs/rfc2047.html">RFC 2047</text:a><text:span text:style-name="T17">.</text:span></text:p>
      <text:p text:style-name="P30"><text:soft-page-break/>Sender</text:p>
      <text:p text:style-name="P30"><text:tab/>The sender of the message. <text:s/>See emailRecipient for guidelines.</text:p>
      <text:p text:style-name="P15">Return Values</text:p>
      <text:p text:style-name="P13"><text:tab/>No Value is returned.</text:p>
      <text:p text:style-name="P13"/>
      <text:p text:style-name="P13"/>
      <text:p text:style-name="P24">validEmail</text:p>
      <text:p text:style-name="P15">Description</text:p>
      <text:p text:style-name="P9"><text:span text:style-name="T10">final public </text:span>void<text:span text:style-name="T2"> </text:span><text:span text:style-name="T13">validEmail</text:span><text:span text:style-name="T10"> (</text:span><text:span text:style-name="T2"> </text:span>string reference <text:span text:style-name="T13">&amp;$email</text:span><text:span text:style-name="T10">,</text:span> bool <text:span text:style-name="T13">$chkDNS</text:span><text:span text:style-name="T10">=TRUE )</text:span></text:p>
      <text:p text:style-name="P11"/>
      <text:p text:style-name="P11">Validates the supplied email address for proper format by standard regular expressions and checks the MX records to verify the domain of the email address if $chkDNS is set to TRUE.</text:p>
      <text:p text:style-name="P11"/>
      <text:p text:style-name="P11">Sets an error into the internal error handling system if the email address is not valid.</text:p>
      <text:p text:style-name="P15">Parameters</text:p>
      <text:p text:style-name="P29">email</text:p>
      <text:p text:style-name="P11"><text:tab/>The email address to be verified.</text:p>
      <text:p text:style-name="P29">chkDNS</text:p>
      <text:p text:style-name="P11"><text:tab/>Boolean value to determine wether to check the MX records or not. <text:s/>Defaults to TRUE and it is recommended to use it for additional verification.</text:p>
      <text:p text:style-name="P15">Return Values</text:p>
      <text:p text:style-name="P13"><text:tab/>No value is returned.</text:p>
      <text:p text:style-name="P13"/>
      <text:p text:style-name="P13"><text:soft-page-break/></text:p>
      <text:p text:style-name="P24">sanitizeInput</text:p>
      <text:p text:style-name="P15">Description</text:p>
      <text:p text:style-name="P8"><text:span text:style-name="T10">static private </text:span><text:span text:style-name="T11">string</text:span><text:span text:style-name="T2"> </text:span><text:span text:style-name="T12">sanitizeInput</text:span><text:span text:style-name="T10"> (</text:span><text:span text:style-name="T2"> </text:span><text:span text:style-name="T11">string </text:span><text:span text:style-name="T12">$string</text:span><text:span text:style-name="T10"> )</text:span></text:p>
      <text:p text:style-name="P11"/>
      <text:p text:style-name="P11">Sanitizes user input by converting all applicable characters to HTML entities.</text:p>
      <text:p text:style-name="P11">This is a simple yet effective way of removing XSS attack potential from web forms.</text:p>
      <text:p text:style-name="P11">This method is NOT sufficient for CMS use where HTML will be reposted/executed!</text:p>
      <text:p text:style-name="P11"/>
      <text:p text:style-name="P15">Parameters</text:p>
      <text:p text:style-name="P29">string</text:p>
      <text:p text:style-name="P29"><text:tab/>String to be sanitized.</text:p>
      <text:p text:style-name="P15">Return Values</text:p>
      <text:p text:style-name="P13"><text:tab/>Sanitized string $string.</text:p>
      <text:p text:style-name="P13"/>
      <text:p text:style-name="P13"/>
      <text:p text:style-name="P24">sanitizeArray</text:p>
      <text:p text:style-name="P15">Description</text:p>
      <text:p text:style-name="P10">final static public <text:span text:style-name="T11">array</text:span><text:span text:style-name="T2"> </text:span><text:span text:style-name="T13">sanitizeArray</text:span> (<text:span text:style-name="T2"> </text:span><text:span text:style-name="T11">array </text:span><text:span text:style-name="T13">$arr</text:span> )</text:p>
      <text:p text:style-name="P11"/>
      <text:p text:style-name="P11">Sanitizes user input via sanitizeInput();</text:p>
      <text:p text:style-name="P11"><text:soft-page-break/>This method handles arrays to be sanitized and recursively calls itself if there are sub-arrays found.</text:p>
      <text:p text:style-name="P11"/>
      <text:p text:style-name="P15">Parameters</text:p>
      <text:p text:style-name="P29">arr</text:p>
      <text:p text:style-name="P29"><text:tab/>Array to be sanitized.</text:p>
      <text:p text:style-name="P15">Return Values</text:p>
      <text:p text:style-name="P13"><text:tab/>Sanitized array $arr.</text:p>
      <text:p text:style-name="P13"/>
      <text:p text:style-name="P13"/>
      <text:p text:style-name="P24">sanitizeObject</text:p>
      <text:p text:style-name="P15">Description</text:p>
      <text:p text:style-name="P10">final static public <text:span text:style-name="T11">mixed</text:span><text:span text:style-name="T2"> </text:span><text:span text:style-name="T13">sanitizeObject</text:span> (<text:span text:style-name="T2"> </text:span><text:span text:style-name="T11">mixed </text:span><text:span text:style-name="T13">$ob</text:span> )</text:p>
      <text:p text:style-name="P11"/>
      <text:p text:style-name="P11">This is the general sanitization method!</text:p>
      <text:p text:style-name="P11">Sanitizes user input via sanitizeInput();</text:p>
      <text:p text:style-name="P11">Determines whether the object passed is an array or not and handles the data accordingly.</text:p>
      <text:p text:style-name="P11"/>
      <text:p text:style-name="P15">Parameters</text:p>
      <text:p text:style-name="P29">ob</text:p>
      <text:p text:style-name="P29"><text:tab/>Object to be sanitized.</text:p>
      <text:p text:style-name="P15">Return Values</text:p>
      <text:p text:style-name="P13"><text:soft-page-break/><text:tab/>Sanitized object $ob.</text:p>
      <text:p text:style-name="P13"/>
      <text:p text:style-name="P13"/>
      <text:p text:style-name="P24">sanitizePOST</text:p>
      <text:p text:style-name="P15">Description</text:p>
      <text:p text:style-name="P10">final static public <text:span text:style-name="T11">void</text:span><text:span text:style-name="T2"> </text:span><text:span text:style-name="T13">sanitizePOST</text:span> (<text:span text:style-name="T2"> </text:span><text:span text:style-name="T11">void</text:span> )</text:p>
      <text:p text:style-name="P11"/>
      <text:p text:style-name="P11">Sanitizes the entire POST array via sanitizeArray();.</text:p>
      <text:p text:style-name="P11"/>
      <text:p text:style-name="P15">Parameters</text:p>
      <text:p text:style-name="P29">This method has no parameters</text:p>
      <text:p text:style-name="P15">Return Values</text:p>
      <text:p text:style-name="P13"><text:tab/>No Value is returned.</text:p>
      <text:p text:style-name="P13"/>
      <text:p text:style-name="P13"/>
      <text:p text:style-name="P24">sanitizeGET</text:p>
      <text:p text:style-name="P15">Description</text:p>
      <text:p text:style-name="P10">final static public <text:span text:style-name="T11">void</text:span><text:span text:style-name="T2"> </text:span><text:span text:style-name="T13">sanitizeGET</text:span> (<text:span text:style-name="T2"> </text:span><text:span text:style-name="T11">void</text:span> )</text:p>
      <text:p text:style-name="P11"/>
      <text:p text:style-name="P11">Sanitizes the entire GET array via sanitizeArray();.</text:p>
      <text:p text:style-name="P11"/>
      <text:p text:style-name="P15"><text:soft-page-break/>Parameters</text:p>
      <text:p text:style-name="P29">This method has no parameters</text:p>
      <text:p text:style-name="P15">Return Values</text:p>
      <text:p text:style-name="P13"><text:tab/>No Value is returned.</text:p>
      <text:p text:style-name="P13"/>
      <text:p text:style-name="P24">checkItBox</text:p>
      <text:p text:style-name="P15">Description</text:p>
      <text:p text:style-name="P11"><text:span text:style-name="T10">public </text:span><text:span text:style-name="T11">string</text:span><text:span text:style-name="T10"> </text:span><text:span text:style-name="T13">checkItBox</text:span><text:span text:style-name="T10"> ( </text:span><text:span text:style-name="T11">string</text:span><text:span text:style-name="T10"> </text:span><text:span text:style-name="T12">$string</text:span><text:span text:style-name="T10">, </text:span><text:span text:style-name="T11">array</text:span><text:span text:style-name="T10"> </text:span><text:span text:style-name="T12">&amp;$checkBoxArray</text:span><text:span text:style-name="T10"> )</text:span></text:p>
      <text:p text:style-name="P11"/>
      <text:p text:style-name="P11">Checks an array of checkboxes to determine if the checkbox in question is checked or not.</text:p>
      <text:p text:style-name="P15">Parameters</text:p>
      <text:p text:style-name="P29">string</text:p>
      <text:p text:style-name="P11"><text:span text:style-name="T12"><text:tab/></text:span>Value of the checkbox in question.</text:p>
      <text:p text:style-name="P29">checkBoxArray</text:p>
      <text:p text:style-name="P11"><text:tab/>Array reference to the array of checkboxes to check against.</text:p>
      <text:p text:style-name="P15">Return Values</text:p>
      <text:p text:style-name="P13"><text:tab/>Empty string if the checkbox is not checked and string 'checked=”checked”' if it is.</text:p>
      <text:p text:style-name="P13"/>
      <text:p text:style-name="P13"/>
      <text:p text:style-name="P24">checkIP</text:p>
      <text:p text:style-name="P15">Description</text:p>
      <text:p text:style-name="P11"><text:soft-page-break/><text:span text:style-name="T10">public </text:span><text:span text:style-name="T11">void</text:span><text:span text:style-name="T10"> </text:span><text:span text:style-name="T13">checkIP</text:span><text:span text:style-name="T10"> ( </text:span><text:span text:style-name="T11">string</text:span><text:span text:style-name="T10"> </text:span><text:span text:style-name="T12">$tbl</text:span><text:span text:style-name="T10">, </text:span><text:span text:style-name="T11">string</text:span><text:span text:style-name="T10"> </text:span><text:span text:style-name="T12">$urlOmitString </text:span>[<text:span text:style-name="T12"> </text:span><text:span text:style-name="T10">, </text:span><text:span text:style-name="T11">int</text:span><text:span text:style-name="T10"> </text:span><text:span text:style-name="T12">$allowableNumAttempts </text:span><text:span text:style-name="T10">= 3</text:span>] <text:span text:style-name="T10">)</text:span></text:p>
      <text:p text:style-name="P11"/>
      <text:p text:style-name="P11">Checks if the user has exceeded the allowed number of attempts in the last 30 minutes to correctly fill out your form.</text:p>
      <text:p text:style-name="P11"/>
      <text:p text:style-name="P11">Calls logIP() to log the user's IP address after checking their IP address.</text:p>
      <text:p text:style-name="P11"/>
      <text:p text:style-name="P11">** REQUIRES MYSQL **</text:p>
      <text:p text:style-name="P11">SEE Proposed SQL Structure in default.sql!</text:p>
      <text:p text:style-name="P15">Parameters</text:p>
      <text:p text:style-name="P29">tbl</text:p>
      <text:p text:style-name="P11"><text:span text:style-name="T12"><text:tab/></text:span>The database table to be used.</text:p>
      <text:p text:style-name="P29">urlOmitString</text:p>
      <text:p text:style-name="P11"><text:tab/>Constant in the url (“/~username/” for example) to be omitted. <text:s/>This is used to <text:tab/><text:tab/> <text:s/>determine which form the user is submitting to and exceeding.</text:p>
      <text:p text:style-name="P29">allowableNumAttempts</text:p>
      <text:p text:style-name="P11"><text:tab/>The number of allowable attempts to submit the form before temporarily disabling a user to submit.</text:p>
      <text:p text:style-name="P15">Return Values</text:p>
      <text:p text:style-name="P13"><text:tab/>No value is returned.</text:p>
      <text:p text:style-name="P13"/>
      <text:p text:style-name="P13"/>
      <text:p text:style-name="P24">logIP</text:p>
      <text:p text:style-name="P15">Description</text:p>
      <text:p text:style-name="P8"><text:soft-page-break/><text:span text:style-name="T10">private </text:span><text:span text:style-name="T11">void</text:span><text:span text:style-name="T2"> </text:span><text:span text:style-name="T12">logIP</text:span><text:span text:style-name="T10"> (</text:span><text:span text:style-name="T2"> </text:span><text:span text:style-name="T11">string </text:span><text:span text:style-name="T12">$tbl</text:span><text:span text:style-name="T10">,</text:span><text:span text:style-name="T11"> string </text:span><text:span text:style-name="T12">$urlOmitString</text:span><text:span text:style-name="T10">=”” )</text:span></text:p>
      <text:p text:style-name="P11"/>
      <text:p text:style-name="P11">Logs a user's IP address. <text:s/>If the user submits or attempts to submit, log their IP address along with a timestamp and what form page they were on.</text:p>
      <text:p text:style-name="P11"/>
      <text:p text:style-name="P11">Called from checkIP()</text:p>
      <text:p text:style-name="P11"/>
      <text:p text:style-name="P11">** REQUIRES MYSQL **</text:p>
      <text:p text:style-name="P11">SEE Proposed SQL Structure in default.sql!</text:p>
      <text:p text:style-name="P15">Parameters</text:p>
      <text:p text:style-name="P29">tbl</text:p>
      <text:p text:style-name="P11"><text:span text:style-name="T12"><text:tab/></text:span>The database table to be used.</text:p>
      <text:p text:style-name="P29">urlOmitString</text:p>
      <text:p text:style-name="P11"><text:span text:style-name="T12"><text:tab/></text:span>Constant in the url (“/~username/” for example) to be omitted. <text:s/>This is used to determine which form the user is submitting to and exceeding.</text:p>
      <text:p text:style-name="P15">Return Values</text:p>
      <text:p text:style-name="P13"><text:tab/>No value is returned.</text:p>
      <text:p text:style-name="P13"/>
      <text:p text:style-name="P13"/>
      <text:p text:style-name="P24">handleIP</text:p>
      <text:p text:style-name="P15">Description</text:p>
      <text:p text:style-name="P10">public <text:span text:style-name="T11">void</text:span><text:span text:style-name="T2"> </text:span><text:span text:style-name="T13">handleIP</text:span> (<text:span text:style-name="T2"> </text:span><text:span text:style-name="T11">void</text:span> )</text:p>
      <text:p text:style-name="P11"/>
      <text:p text:style-name="P11"><text:soft-page-break/>Uses constants defined in config.ini to handle the IP checking automatically.</text:p>
      <text:p text:style-name="P11"/>
      <text:p text:style-name="P11">Opens a MYSQL connection, calls checkIP(), and closes the MYSQL connection. <text:s/>Don't use this if you already have an open/active connection.</text:p>
      <text:p text:style-name="P11"/>
      <text:p text:style-name="P11"><text:span text:style-name="T1">DO NOT</text:span> leave config.inc in the public_html folder if you set the config file constants for this method since that could expose private data!!!</text:p>
      <text:p text:style-name="P11"/>
      <text:p text:style-name="P11">** REQUIRES MYSQL **</text:p>
      <text:p text:style-name="P11">SEE Proposed SQL Structure in default.sql!</text:p>
      <text:p text:style-name="P15">Parameters</text:p>
      <text:p text:style-name="P11">This method has no parameters.</text:p>
      <text:p text:style-name="P15">Return Values</text:p>
      <text:p text:style-name="P13"><text:tab/>No value is returned.</text:p>
      <text:p text:style-name="P13"/>
      <text:p text:style-name="P13"/>
      <text:p text:style-name="P24">verConstant</text:p>
      <text:p text:style-name="P15">Description</text:p>
      <text:p text:style-name="P10">private static <text:span text:style-name="T11">void</text:span><text:span text:style-name="T2"> </text:span><text:span text:style-name="T13">verConstant</text:span> (<text:span text:style-name="T2"> </text:span><text:span text:style-name="T11">string </text:span><text:span text:style-name="T13">$e</text:span> )</text:p>
      <text:p text:style-name="P11"/>
      <text:p text:style-name="P11">Helper method for verifying the constants are all set for use in handleIP. <text:s/>Throws an error if any of the necessary constants are not defined. <text:s/>The handleIP method calls this automatically.</text:p>
      <text:p text:style-name="P15">Parameters</text:p>
      <text:p text:style-name="P29">e</text:p>
      <text:p text:style-name="P11"><text:soft-page-break/><text:span text:style-name="T12"><text:tab/></text:span>Name of the constant to be verified.</text:p>
      <text:p text:style-name="P15">Return Values</text:p>
      <text:p text:style-name="P13"><text:tab/>No value is returned.</text:p>
      <text:p text:style-name="P13"/>
      <text:p text:style-name="P13"/>
      <text:p text:style-name="P24">sanitizeUrlString</text:p>
      <text:p text:style-name="P15">Description</text:p>
      <text:p text:style-name="P8"><text:span text:style-name="T10">private static </text:span><text:span text:style-name="T11">string</text:span><text:span text:style-name="T2"> </text:span><text:span text:style-name="T12">sanitizeUrlString</text:span><text:span text:style-name="T10"> (</text:span><text:span text:style-name="T2"> </text:span><text:span text:style-name="T11">string </text:span><text:span text:style-name="T12">$string</text:span><text:span text:style-name="T10">,</text:span><text:span text:style-name="T12"> </text:span><text:span text:style-name="T11">string</text:span><text:span text:style-name="T12"> $needle</text:span><text:span text:style-name="T10"> )</text:span></text:p>
      <text:p text:style-name="P11"/>
      <text:p text:style-name="P11">Helper method for stripping out a constant part of the URL. <text:s/>“/~username/” for example.</text:p>
      <text:p text:style-name="P15">Parameters</text:p>
      <text:p text:style-name="P29">string</text:p>
      <text:p text:style-name="P11"><text:tab/>The full string that needs the constant removed.</text:p>
      <text:p text:style-name="P29">needle</text:p>
      <text:p text:style-name="P11"><text:span text:style-name="T12"><text:tab/></text:span>The constant to be removed.</text:p>
      <text:p text:style-name="P15">Return Values</text:p>
      <text:p text:style-name="P13"><text:tab/>A string with the constant removed.</text:p>
      <text:p text:style-name="P24">connect2DB</text:p>
      <text:p text:style-name="P15">Description</text:p>
      <text:p text:style-name="P10">private <text:span text:style-name="T11">void</text:span><text:span text:style-name="T2"> </text:span><text:span text:style-name="T13">connect2DB</text:span> (<text:span text:style-name="T2"> </text:span><text:span text:style-name="T11">void</text:span> )</text:p>
      <text:p text:style-name="P11"/>
      <text:p text:style-name="P11"><text:soft-page-break/>Helper method for connecting to the database. <text:s/>Aids the handleIP() method.</text:p>
      <text:p text:style-name="P15">Parameters</text:p>
      <text:p text:style-name="P11">This method has no parameters.</text:p>
      <text:p text:style-name="P15">Return Values</text:p>
      <text:p text:style-name="P13"><text:tab/>No value is returned.</text:p>
      <text:p text:style-name="P13"/>
      <text:p text:style-name="P24">closeDB</text:p>
      <text:p text:style-name="P15">Description</text:p>
      <text:p text:style-name="P10">private <text:span text:style-name="T11">void</text:span><text:span text:style-name="T2"> </text:span><text:span text:style-name="T13">connect2DB</text:span> (<text:span text:style-name="T2"> </text:span><text:span text:style-name="T11">void</text:span> )</text:p>
      <text:p text:style-name="P11"/>
      <text:p text:style-name="P11">Helper method for closing the database. <text:s/>Aids the handleIP() method.</text:p>
      <text:p text:style-name="P15">Parameters</text:p>
      <text:p text:style-name="P11">This method has no parameters.</text:p>
      <text:p text:style-name="P15">Return Values</text:p>
      <text:p text:style-name="P13"><text:tab/>No value is returned.</text:p>
      <text:p text:style-name="P13"/>
      <text:p text:style-name="P24">getVar</text:p>
      <text:p text:style-name="P15">Description</text:p>
      <text:p text:style-name="P10">final public <text:span text:style-name="T11">mixed</text:span><text:span text:style-name="T2"> </text:span><text:span text:style-name="T13">getVar</text:span> (<text:span text:style-name="T2"> </text:span><text:span text:style-name="T11">string </text:span><text:span text:style-name="T13">$var</text:span> )</text:p>
      <text:p text:style-name="P11"/>
      <text:p text:style-name="P11">Allows you to access internal/private variables for testing purposes.</text:p>
      <text:p text:style-name="P15"><text:soft-page-break/>Parameters</text:p>
      <text:p text:style-name="P29">var</text:p>
      <text:p text:style-name="P11"><text:tab/>Name of the internal variable to be returned</text:p>
      <text:p text:style-name="P15">Return Values</text:p>
      <text:p text:style-name="P13"><text:tab/>The value of the requested variable.</text:p>
      <text:p text:style-name="P23">Line</text:p>
      <text:p text:style-name="P24">Introduction</text:p>
      <text:p text:style-name="P3"><text:span text:style-name="T7">Line </text:span><text:span text:style-name="T6">is the class for simple HTML email formatting used in conjunction with the FormB class. <text:s/>This class is </text:span><text:span text:style-name="T7">NOT</text:span><text:span text:style-name="T6"> necessary to format the emails, but can greatly simplify the effort. <text:s/></text:span><text:span text:style-name="T7">Please Note: This class will be removed from future versions!</text:span></text:p>
      <text:p text:style-name="P31"/>
      <text:p text:style-name="P31">Example**</text:p>
      <text:p text:style-name="P5"><text:span text:style-name="T18">print</text:span><text:span text:style-name="T5">(</text:span><text:span text:style-name="T18">new </text:span><text:span text:style-name="T5">line(</text:span><text:span text:style-name="T8">"Name: "</text:span><text:span text:style-name="T5">,$_POST[</text:span><text:span text:style-name="T8">'first_name'</text:span><text:span text:style-name="T5">] . </text:span><text:span text:style-name="T8">" " </text:span><text:span text:style-name="T5">. $_POST[</text:span><text:span text:style-name="T8">'last_name'</text:span><text:span text:style-name="T5">'],1));</text:span></text:p>
      <text:p text:style-name="P6">Class synopsis</text:p>
      <text:p text:style-name="P7"><text:span text:style-name="T7">Line</text:span><text:span text:style-name="T9"> {</text:span></text:p>
      <text:p text:style-name="P26"><text:s/>Properties</text:p>
      <text:p text:style-name="P10">private<text:span text:style-name="T2"> </text:span><text:span text:style-name="T11">string</text:span><text:span text:style-name="T2"> </text:span><text:span text:style-name="T13">$_pre</text:span><text:span text:style-name="T2">;</text:span></text:p>
      <text:p text:style-name="P10">private<text:span text:style-name="T2"> </text:span><text:span text:style-name="T11">mixed</text:span><text:span text:style-name="T2"> </text:span><text:span text:style-name="T13">$_data</text:span><text:span text:style-name="T2">;</text:span></text:p>
      <text:p text:style-name="P10">private<text:span text:style-name="T2"> </text:span><text:span text:style-name="T11">sting</text:span><text:span text:style-name="T2"> </text:span><text:span text:style-name="T13">$_line</text:span><text:span text:style-name="T2">;</text:span></text:p>
      <text:p text:style-name="P10">private<text:span text:style-name="T2"> </text:span><text:span text:style-name="T11">bool</text:span><text:span text:style-name="T2"> </text:span><text:span text:style-name="T13">$_s</text:span><text:span text:style-name="T2">;</text:span></text:p>
      <text:p text:style-name="P26"><text:s/>Methods</text:p>
      <text:p text:style-name="P8"><text:span text:style-name="T10">public</text:span><text:span text:style-name="T2"> </text:span><text:span text:style-name="T12">__construct</text:span><text:span text:style-name="T2"> </text:span><text:span text:style-name="T10">( </text:span><text:span text:style-name="T11">string</text:span><text:span text:style-name="T10"> </text:span><text:span text:style-name="T12">$prefix</text:span><text:span text:style-name="T10">, </text:span><text:span text:style-name="T11">mixed</text:span><text:span text:style-name="T10"> </text:span><text:span text:style-name="T12">$data</text:span><text:span text:style-name="T10">, </text:span><text:span text:style-name="T11">bool</text:span><text:span text:style-name="T10"> </text:span><text:span text:style-name="T12">$state</text:span><text:span text:style-name="T10"> )</text:span></text:p>
      <text:p text:style-name="P10">private<text:span text:style-name="T2"> </text:span><text:span text:style-name="T11">void</text:span><text:span text:style-name="T2"> </text:span><text:span text:style-name="T13">verify</text:span><text:span text:style-name="T2"> </text:span>(<text:span text:style-name="T2"> </text:span><text:span text:style-name="T11">void</text:span><text:span text:style-name="T2"> </text:span>)</text:p>
      <text:p text:style-name="P10"><text:soft-page-break/>private <text:span text:style-name="T11">void</text:span><text:span text:style-name="T2"> </text:span><text:span text:style-name="T13">sWrap</text:span><text:span text:style-name="T2"> </text:span>(<text:span text:style-name="T2"> </text:span><text:span text:style-name="T11">void</text:span> )</text:p>
      <text:p text:style-name="P8"><text:span text:style-name="T10">public </text:span><text:span text:style-name="T11">string</text:span><text:span text:style-name="T2"> </text:span><text:span text:style-name="T12">__toString</text:span><text:span text:style-name="T10"> (</text:span><text:span text:style-name="T2"> </text:span><text:span text:style-name="T11">void</text:span><text:span text:style-name="T2"> </text:span><text:span text:style-name="T10">)</text:span></text:p>
      <text:p text:style-name="P14">}</text:p>
      <text:p text:style-name="P24">Properties</text:p>
      <text:p text:style-name="P27">_pre</text:p>
      <text:p text:style-name="P4"><text:tab/>The prefix to the data (IE. Phone: [for a phone number])</text:p>
      <text:p text:style-name="P27">_data</text:p>
      <text:p text:style-name="P4"><text:tab/>The submission data that goes with the given prefix (IE. 555-555-1212 [for a phone number]</text:p>
      <text:p text:style-name="P27">_line</text:p>
      <text:p text:style-name="P4"><text:tab/>Finalized version of the string to be printed out.</text:p>
      <text:p text:style-name="P27">_s</text:p>
      <text:p text:style-name="P4"><text:tab/>Boolean used to determine whether to use a &lt;br&gt; tag or a &lt;/p&gt; tag at the end of the printed line.</text:p>
      <text:p text:style-name="P16"/>
      <text:p text:style-name="P23">Method Descriptions</text:p>
      <text:p text:style-name="P24">__construct</text:p>
      <text:p text:style-name="P15">Description</text:p>
      <text:p text:style-name="P8"><text:span text:style-name="T10">public</text:span><text:span text:style-name="T11"> void</text:span><text:span text:style-name="T2"> </text:span><text:span text:style-name="T12">__construct</text:span><text:span text:style-name="T2"> </text:span><text:span text:style-name="T10">( </text:span><text:span text:style-name="T11">string</text:span><text:span text:style-name="T10"> </text:span><text:span text:style-name="T12">$prefix</text:span><text:span text:style-name="T10">, </text:span><text:span text:style-name="T11">mixed</text:span><text:span text:style-name="T10"> </text:span><text:span text:style-name="T12">$data</text:span><text:span text:style-name="T10">, </text:span><text:span text:style-name="T11">bool</text:span><text:span text:style-name="T10"> </text:span><text:span text:style-name="T12">$state</text:span><text:span text:style-name="T10"> )</text:span></text:p>
      <text:p text:style-name="P11"/>
      <text:p text:style-name="P11">Constructor for the Line class.</text:p>
      <text:p text:style-name="P15">Parameters</text:p>
      <text:p text:style-name="P29">prefix</text:p>
      <text:p text:style-name="P11"><text:soft-page-break/><text:tab/>The prefix to the data (IE. Phone: [for a phone number])</text:p>
      <text:p text:style-name="P11"/>
      <text:p text:style-name="P29">data</text:p>
      <text:p text:style-name="P11"><text:span text:style-name="T12"><text:tab/></text:span>The submission data that goes with the given prefix (IE. 555-555-1212 [for a phone number].</text:p>
      <text:p text:style-name="P29">state</text:p>
      <text:p text:style-name="P11"><text:span text:style-name="T12"><text:tab/></text:span>Boolean used to determine whether to use a &lt;br&gt; tag or a &lt;/p&gt; tag at the end of the printed line.</text:p>
      <text:p text:style-name="P15">Return Values</text:p>
      <text:p text:style-name="P11">No value is returned</text:p>
      <text:p text:style-name="P13"/>
      <text:p text:style-name="P24">verify</text:p>
      <text:p text:style-name="P15">Description</text:p>
      <text:p text:style-name="P10">private<text:span text:style-name="T11"> void</text:span><text:span text:style-name="T2"> </text:span><text:span text:style-name="T13">verify</text:span><text:span text:style-name="T2"> </text:span>( <text:span text:style-name="T11">void</text:span> )</text:p>
      <text:p text:style-name="P11"/>
      <text:p text:style-name="P11">Helper Method. Verifies the data being sent through has at least some data in it.</text:p>
      <text:p text:style-name="P15">Parameters</text:p>
      <text:p text:style-name="P11">This method has no parameters.</text:p>
      <text:p text:style-name="P15">Return Values</text:p>
      <text:p text:style-name="P11">No value is returned.</text:p>
      <text:p text:style-name="P11"/>
      <text:p text:style-name="P24">sWrap</text:p>
      <text:p text:style-name="P15">Description</text:p>
      <text:p text:style-name="P10"><text:soft-page-break/>private<text:span text:style-name="T11"> void</text:span><text:span text:style-name="T2"> </text:span><text:span text:style-name="T13">swrap</text:span><text:span text:style-name="T2"> </text:span>( <text:span text:style-name="T11">void</text:span> )</text:p>
      <text:p text:style-name="P11"/>
      <text:p text:style-name="P11">Helper Method. Wraps the content to be printed into nice clean formatting.</text:p>
      <text:p text:style-name="P15">Parameters</text:p>
      <text:p text:style-name="P11">This method has no parameters.</text:p>
      <text:p text:style-name="P15">Return Values</text:p>
      <text:p text:style-name="P11">No value is returned.</text:p>
      <text:p text:style-name="P24">__toString</text:p>
      <text:p text:style-name="P15">Description</text:p>
      <text:p text:style-name="P9"><text:span text:style-name="T10">public</text:span> string<text:span text:style-name="T2"> __</text:span><text:span text:style-name="T13">toString</text:span><text:span text:style-name="T2"> </text:span><text:span text:style-name="T10">( </text:span>void<text:span text:style-name="T10"> )</text:span></text:p>
      <text:p text:style-name="P11"/>
      <text:p text:style-name="P11">Helper Method. Wraps the content to be printed into nice clean formatting.</text:p>
      <text:p text:style-name="P15">Parameters</text:p>
      <text:p text:style-name="P11">This method has no parameters.</text:p>
      <text:p text:style-name="P15">Return Values</text:p>
      <text:p text:style-name="P11">Returns the string to be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onaco" svg:font-family="Monaco"/>
    <style:font-face style:name="Symbol" svg:font-family="Symbol"/>
    <style:font-face style:name="Times" svg:font-family="Times"/>
    <style:font-face style:name="Times New Roman" svg:font-family="'Times New Roman'"/>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Rory Cronin-Hardy</meta:initial-creator>
    <meta:document-statistic meta:table-count="0" meta:image-count="0" meta:object-count="0" meta:page-count="27" meta:paragraph-count="463" meta:word-count="2655" meta:character-count="16511" meta:non-whitespace-character-count="14109"/>
    <dc:date>2012-01-12T10:20:27</dc:date>
    <meta:editing-duration>PT20S</meta:editing-duration>
    <meta:editing-cycles>1</meta:editing-cycles>
  </office:meta>
</office:document-meta>
</file>